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Heading_20_2">
      <style:paragraph-properties fo:margin-top="0.1665in" fo:margin-bottom="0.0835in" fo:keep-with-next="always"/>
    </style:style>
    <style:style style:name="P22"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2.2</text:p>
      <text:p text:style-name="Subtitle">27<text:span text:style-name="T10">th</text:span> January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Byteman<text:tab/>4</text:p>
          <text:p text:style-name="P12">Running an Application with the Byteman agent<text:tab/>4</text:p>
          <text:p text:style-name="P12">Event Condition Action Rules<text:tab/>4</text:p>
          <text:p text:style-name="P12">Rule Bindings and Parameterization<text:tab/>5</text:p>
          <text:p text:style-name="P12">Built-in Conditions and Actions<text:tab/>6</text:p>
          <text:p text:style-name="P12">Extending or Replacing the Byteman Language Built-ins<text:tab/>6</text:p>
          <text:p text:style-name="P12">Agent Transformation<text:tab/>7</text:p>
          <text:p text:style-name="P12">Agent Retransformation<text:tab/>8</text:p>
          <text:p text:style-name="P12">ECA Rule Engine<text:tab/>8</text:p>
          <text:p text:style-name="P11">The Byteman Rule Language<text:tab/>10</text:p>
          <text:p text:style-name="P12">Rule Events<text:tab/>10</text:p>
          <text:p text:style-name="P13">Class Rules vs Interface Rules<text:tab/>11</text:p>
          <text:p text:style-name="P13">Overriding <text:s/>Rules<text:tab/>11</text:p>
          <text:p text:style-name="P12">Location Specifiers<text:tab/>12</text:p>
          <text:p text:style-name="P12">Rule Bindings<text:tab/>14</text:p>
          <text:p text:style-name="P12">Rule Expressions<text:tab/>15</text:p>
          <text:p text:style-name="P12">Rule Conditions<text:tab/>16</text:p>
          <text:p text:style-name="P12">Rule Actions<text:tab/>17</text:p>
          <text:p text:style-name="P12">Built-In Calls<text:tab/>18</text:p>
          <text:p text:style-name="P12">User-Defined Rule Helpers<text:tab/>18</text:p>
          <text:p text:style-name="P11">Byteman Rule Language Standard Built-Ins<text:tab/>20</text:p>
          <text:p text:style-name="P12">Thread Coordination Operations<text:tab/>20</text:p>
          <text:p text:style-name="P13">Waiters<text:tab/>20</text:p>
          <text:p text:style-name="P13">Rendezvous<text:tab/>21</text:p>
          <text:p text:style-name="P13">Joiners<text:tab/>22</text:p>
          <text:p text:style-name="P13">Aborting Execution<text:tab/>22</text:p>
          <text:p text:style-name="P12">Rule State Management Operations<text:tab/>23</text:p>
          <text:p text:style-name="P13">CountDowns<text:tab/>23</text:p>
          <text:p text:style-name="P13">Flags<text:tab/>24</text:p>
          <text:p text:style-name="P13">Counters<text:tab/>24</text:p>
          <text:p text:style-name="P13">Timers<text:tab/>25</text:p>
          <text:p text:style-name="P13">Recursive Triggering<text:tab/>25</text:p>
          <text:p text:style-name="P12">Trace and Debug Operations<text:tab/>27</text:p>
          <text:p text:style-name="P13">Debugging<text:tab/>27</text:p>
          <text:p text:style-name="P13">Tracing<text:tab/>27</text:p>
          <text:p text:style-name="P11">Using Byteman<text:tab/>29</text:p>
          <text:p text:style-name="P12">Downloading a binary release<text:tab/>29</text:p>
          <text:p text:style-name="P12">Obtaining the sources<text:tab/>29</text:p>
          <text:p text:style-name="P12">Building Byteman from the sources<text:tab/>29</text:p>
          <text:p text:style-name="P12">Running Applications with Byteman<text:tab/>29</text:p>
          <text:p text:style-name="P12">Available -javaagent Options<text:tab/>30</text:p>
          <text:p text:style-name="P12">Running Byteman Using Script bmjava.sh<text:tab/>31</text:p>
          <text:p text:style-name="P12">Submitting Rules Dynamically Using Script submit.sh<text:tab/>31</text:p>
          <text:p text:style-name="P12">Checking Rules Offline Using Script bytemancheck.sh<text:tab/>33</text:p>
          <text:p text:style-name="P12">Environment Settings<text:tab/>33</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262406114"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527180016" text:style-name="L1">
        <text:list-item>
          <text:p text:style-name="P14">tracing application execution</text:p>
        </text:list-item>
        <text:list-item>
          <text:p text:style-name="P14">short-circuiting normal method execution via early returns or exceptions</text:p>
        </text:list-item>
        <text:list-item>
          <text:p text:style-name="P14">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1296674506" text:continue-list="list1262406114" text:style-name="Outline">
        <text:list-item>
          <text:list>
            <text:list-header>
              <text:h text:style-name="P21" text:outline-level="2" text:is-list-header="true"><text:span text:style-name="T5">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1560561439"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735076427"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the buffer were empty). The location specifier <text:span text:style-name="Code_20_Text">AT INVOKE</text:span> places the trigger point just before the call to this method. </text:p>
      <text:p text:style-name="Code"><text:soft-page-break/>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254659656" text:continue-list="list1560561439"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text:soft-page-break/>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515897882"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625240324"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text:soft-page-break/>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105972823"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919375313" text:style-name="L3">
        <text:list-item>
          <text:p text:style-name="P16">the <text:span text:style-name="T1">trigger method</text:span>, i.e. the method which contains the trigger point</text:p>
        </text:list-item>
        <text:list-item>
          <text:p text:style-name="P16">the rule which has been matched</text:p>
        </text:list-item>
        <text:list-item>
          <text:p text:style-name="P16">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text:soft-page-break/>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582066167" text:continue-list="list1105972823" text:style-name="Outline">
        <text:list-item>
          <text:list>
            <text:list-header>
              <text:h text:style-name="P21"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315736558" text:continue-numbering="true" text:style-name="Outline">
        <text:list-item>
          <text:list>
            <text:list-header>
              <text:h text:style-name="P21"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text:soft-page-break/>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2092790583"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988413283" text:continue-numbering="true" text:style-name="Outline">
        <text:list-item>
          <text:list>
            <text:list-header>
              <text:h text:style-name="P21"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796009705"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243662080"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RULE trace Object.finalize<text:line-break/>CLASS ^java.lang.Object<text:line-break/>METHOD finalize<text:line-break/>IF TRUE<text:line-break/>DO System.out.println(“Finalizing “ + $0)<text:line-break/>DON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text:p>
      <text:list xml:id="list1024834773" text:continue-numbering="true" text:style-name="Outline">
        <text:list-item>
          <text:list>
            <text:list-header>
              <text:h text:style-name="Heading_20_2" text:outline-level="2" text:is-list-header="true">Location Specifiers</text:h>
            </text:list-header>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will frequently be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text:span><text:span text:style-name="T3">AT WRITE</text:span><text:span text:style-name="T1"> [ type .] field [count]<text:line-break/></text:span><text:span text:style-name="T3">AFTER WRITE</text:span><text:span text:style-name="T1"> [ type .] field [count]<text:line-break/></text:span><text:span text:style-name="T3">AT INVOKE</text:span><text:span text:style-name="T1"> [ type .] method [ </text:span><text:span text:style-name="T3">(</text:span><text:span text:style-name="T1"> argtypes </text:span><text:span text:style-name="T3">)</text:span><text:span text:style-name="T1"> ] [count]<text:line-break/></text:span><text:span text:style-name="T3">AFTER INVOKE</text:span><text:span text:style-name="T1"> [ type .] method [ </text:span><text:span text:style-name="T3">(</text:span><text:span text:style-name="T1"> argtypes </text:span><text:span text:style-name="T3">)</text:span><text:span text:style-name="T1"> ][count]<text:line-break/></text:span><text:span text:style-name="T3">AT SYNCHRONIZE</text:span><text:span text:style-name="T1"> [count]</text:span><text:bookmark-start text:name="DDE_LINK11"/><text:span text:style-name="T1"><text:line-break/></text:span><text:span text:style-name="T3">AFTER SYNCHRONIZE</text:span><text:span text:style-name="T1"> [count]</text:span><text:bookmark-end text:name="DDE_LINK11"/><text:span text:style-name="T1"><text:line-break/></text:span><text:span text:style-name="T3">AT THROW</text:span><text:span text:style-name="T1"> [typenam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text:soft-page-break/>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is ignored in the current release.</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563338061"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text:soft-page-break/>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954146859"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657560036" text:style-name="L4">
        <text:list-item>
          <text:p text:style-name="P17">references to previously bound variables</text:p>
        </text:list-item>
        <text:list-item>
          <text:p text:style-name="P17">references to the trigger method recipient or parameters</text:p>
        </text:list-item>
        <text:list-item>
          <text:p text:style-name="P17">references to the local variables in scope at the trigger point</text:p>
        </text:list-item>
        <text:list-item>
          <text:p text:style-name="P17">static field references</text:p>
        </text:list-item>
        <text:list-item>
          <text:p text:style-name="P17">primitive literals</text:p>
        </text:list-item>
        <text:list-item>
          <text:p text:style-name="P17">field accesses</text:p>
        </text:list-item>
        <text:list-item>
          <text:p text:style-name="P17">static or instance method invocations</text:p>
        </text:list-item>
        <text:list-item>
          <text:p text:style-name="P17">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text:soft-page-break/>invocation <text:span text:style-name="Code_20_Text">engine.isRecovered()</text:span>, etc.</text:p>
      <text:p text:style-name="Text_20_body">Note:</text:p>
      <text:list xml:id="list1445672616" text:style-name="L5">
        <text:list-item>
          <text:p text:style-name="P18">throw and return operations are only allowed as the last action in a sequence of rule actions (see below).</text:p>
        </text:list-item>
      </text:list>
      <text:list xml:id="list102858023" text:style-name="L6">
        <text:list-item>
          <text:p text:style-name="P19">Expressions should obey the normal rules regarding associativity and precedence.</text:p>
        </text:list-item>
        <text:list-item>
          <text:p text:style-name="P19">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9">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19">Assignments may update rule variables introduced in the <text:span text:style-name="Code_20_Text">BINDS</text:span> clause, parameter or local variables or, assuming the rule has an <text:span text:style-name="Code_20_Text">AT EXIT</text:span> location, the return value variable $!</text:p>
        </text:list-item>
        <text:list-item>
          <text:p text:style-name="P19">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19">Assignment to <text:span text:style-name="Code_20_Text">$!</text:span> in an <text:span text:style-name="Code_20_Text">AT EXIT</text:span> rule updates the return value on top of the stack at the trigger point. The same effect can be achieved by executing a <text:span text:style-name="Code_20_Text">RETURN</text:span> expression.</text:p>
        </text:list-item>
      </text:list>
      <text:list xml:id="list935924477" text:continue-list="list1954146859"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text:soft-page-break/>#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2127656411"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comma-separated sequence of rule expressi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text:soft-page-break/>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415470220"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text:soft-page-break/>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325470979"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601082614"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329576920"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848657953" text:continue-numbering="true" text:style-name="Outline">
        <text:list-item>
          <text:list>
            <text:list-item>
              <text:list>
                <text:list-header>
                  <text:h text:style-name="P22"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577211620" text:continue-numbering="true" text:style-name="Outline">
        <text:list-item>
          <text:list>
            <text:list-item>
              <text:list>
                <text:list-header>
                  <text:h text:style-name="P22"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483347862"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763009200"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621191554" text:continue-numbering="true" text:style-name="Outline">
        <text:list-item>
          <text:list>
            <text:list-item>
              <text:list>
                <text:list-header>
                  <text:h text:style-name="P22"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876981099" text:continue-numbering="true" text:style-name="Outline">
        <text:list-item>
          <text:list>
            <text:list-item>
              <text:list>
                <text:list-header>
                  <text:h text:style-name="P22"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oft-page-break/><text:span text:style-name="Code_20_Text">incrementCounter</text:span> can be called to increment the Counter associated with <text:span text:style-name="Code_20_Text">O</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O</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O</text:span>. If no such Counter exists it will create one with value 0.</text:p>
      <text:list xml:id="list1369999872"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497790766" text:continue-numbering="true" text:style-name="Outline">
        <text:list-item>
          <text:list>
            <text:list-item>
              <text:list>
                <text:list-header>
                  <text:h text:style-name="P22"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706741908"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2023364119"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615506607"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1088344682" text:continue-numbering="true" text:style-name="Outline">
        <text:list-item>
          <text:list>
            <text:list-header>
              <text:h text:style-name="P21"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99065110"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1099929473"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requires only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534626341" text:continue-numbering="true" text:style-name="Outline">
        <text:list-item>
          <text:list>
            <text:list-header>
              <text:h text:style-name="P21" text:outline-level="2" text:is-list-header="true"><text:span text:style-name="T5">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text:soft-page-break/>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1173562916" text:continue-numbering="true" text:style-name="Outline">
        <text:list-item>
          <text:list>
            <text:list-header>
              <text:h text:style-name="P21"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1650520623" text:continue-numbering="true" text:style-name="Outline">
        <text:list-item>
          <text:list>
            <text:list-header>
              <text:h text:style-name="P21" text:outline-level="2" text:is-list-header="true"><text:span text:style-name="Code_20_Text"><text:span text:style-name="T5">Submitting</text:span></text:span><text:span text:style-name="Code_20_Text"><text:span text:style-name="T4">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submit</text:span></text:span><text:span text:style-name="Code_20_Tex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text:span></text:span><text:soft-page-break/><text:span text:style-name="Code_20_Text"><text:span text:style-name="T4">which it is run.</text:span></text:span></text:p>
      <text:p text:style-name="Text_20_body">The command line syntax for the submit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711794547" text:style-name="L7">
        <text:list-item>
          <text:p text:style-name="P20">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0">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0">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text:soft-page-break/>Flag -y can be used to list or dynamically update the system properties which configure the operation of the Byteman agent. If no following arguments are supplied <text:span text:style-name="Code_20_Text">submit</text:span> will print the value of all system properties in the agent JVM with prefix <text:span text:style-name="Code_20_Text">“org.joss.byteman.”</text:span>. When arguments are supplied <text:span text:style-name="Code_20_Text">submit</text:span> will set or clear the relevant system properties and notify the agent to update its configuration. If a bare property name is supplied then <text:span text:style-name="Code_20_Text">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818887882" text:continue-list="list1650520623"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pan text:style-name="Code_20_Text">bytemancheck [-cp </text:span><text:span text:style-name="Code_20_Text"><text:span text:style-name="T1">classpath</text:span></text:span><text:span text:style-name="Code_20_Text">]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P1"><text:span text:style-name="Code_20_Text"><text:span text:style-name="T4">Flag </text:span></text:span><text:span text:style-name="Code_20_Text">-cp</text:span><text:span text:style-name="Code_20_Text"><text:span text:style-name="T4"> provides a classpath used to locate classes mentioned in the scripts.</text:span></text:span></text:p>
      <text:list xml:id="list1087394835" text:continue-numbering="true" text:style-name="Outline">
        <text:list-item>
          <text:list>
            <text:list-header>
              <text:h text:style-name="P21"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oft-page-break/><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oft-page-break/><text:span text:style-name="Code_20_Text"><text:span text:style-name="T4">helps 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in response to changes to the value of system properties requested using the <text:span text:style-name="Code_20_Text">submit</text:span> client.<text:bookmark-start text:name="DDE_LINK25"/> Note that this configuration property must be defined on the JVM command line. It cannot be reset dynamically using the <text:span text:style-name="Code_20_Text">submit</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submit client to modify any system properties. If it is unset or set to <text:span text:style-name="Code_20_Text">true</text:span> then only properties with prefix <text:span text:style-name="Code_20_Text">“org.jboss.byteman.”</text:span> will be modified. <text:s/>Note that this configuration property must be defined on the JVM command line. It cannot be reset dynamically using the <text:span text:style-name="Code_20_Text">submit</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10-02-17T11:37:48</dc:date>
    <meta:printed-by>Andrew Dinn</meta:printed-by>
    <meta:print-date>2008-09-26T17:21:42</meta:print-date>
    <meta:editing-cycles>129</meta:editing-cycles>
    <meta:editing-duration>PT52H36M45S</meta:editing-duration>
    <meta:document-statistic meta:table-count="0" meta:image-count="0" meta:object-count="0" meta:page-count="35" meta:paragraph-count="421" meta:word-count="14337" meta:character-count="89287"/>
    <meta:user-defined meta:name="Info 1"/>
    <meta:user-defined meta:name="Info 2"/>
    <meta:user-defined meta:name="Info 3"/>
    <meta:user-defined meta:name="Info 4"/>
  </office:meta>
</office:document-meta>
</file>